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even = Function[Int, Boolean] {</text:p>
            <text:p><text:s text:c="4"/>def apply(i: Int) = i % 2 == 0</text:p>
            <text:p>}</text:p>
            <text:p/>
            <text:p>val even: (Int =&gt; Boolean) = (i: Int) =&gt; i % 2 == 0</text:p>
            <text:p>val even = (i: Int) =&gt; i % 2 == 0</text:p>
            <text:p/>
            <text:p>even.apply(42)<text:tab/><text:tab/><text:tab/>// true</text:p>
            <text:p>even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numbers = List(1, 2, 3, 4, 5)</text:p>
            <text:p text:style-name="P2"/>
            <text:p text:style-name="P2">numbers.filter(even)<text:tab/><text:tab/><text:tab/><text:tab/><text:tab/><text:tab/>// List(2, 4)</text:p>
            <text:p text:style-name="P2"/>
            <text:p text:style-name="P2">numbers.filter((i: Int) =&gt; i &gt; 2)<text:tab/><text:tab/>// List(3, 4, 5)</text:p>
            <text:p text:style-name="P2">numbers.filter(i =&gt; i &gt; 2)<text:tab/><text:tab/><text:tab/><text:tab/>// List(3, 4, 5)</text:p>
            <text:p text:style-name="P2">numbers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numbers.filter(i =&gt; i &gt; 2)<text:tab/><text:tab/>// List(3, 4, 5)</text:p>
            <text:p>numbers.find(i =&gt; i &gt; 2)<text:tab/><text:tab/>// Some(3)</text:p>
            <text:p>numbers.exists(i =&gt; i &gt; 2)<text:tab/>// true</text:p>
            <text:p>numbers.forall(i =&gt; i &gt; 2)<text:tab/><text:tab/>// false</text:p>
            <text:p/>
            <text:p>numbers.map(i =&gt; i * 2)<text:tab/><text:tab/>// List(2, 4, 6, 8, 10)</text:p>
            <text:p/>
            <text:p>numbers.foldLeft(0) 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2">Deferred execution - contriv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elloButton.addActionListener(e =&gt; </text:p>
            <text:p><text:s text:c="4"/>println(“Hello World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4" draw:layer="layout" svg:width="28.445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><text:span text:style-name="T3"/></text:p>
            <text:p><text:span text:style-name="T3">val </text:span><text:span text:style-name="T4">name</text:span><text:span text:style-name="T3"> = “Fredrik”</text:span></text:p>
            <text:p><text:span text:style-name="T3">val nameFilter = (p: Person) =&gt; p.name == </text:span><text:span text:style-name="T4">name</text:span></text:p>
            <text:p><text:span text:style-name="T3"/></text:p>
            <text:p><text:span text:style-name="T3">people.filter(nameFilter</text:span><text:span text:style-name="T5">)</text:span><text:span text:style-name="T5"><text:tab/></text:span><text:span text:style-name="T5"><text:tab/></text:span><text:span text:style-name="T5">// Person(“</text:span><text:span text:style-name="T3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/>
            <text:p>var <text:span text:style-name="T6">name</text:span> = “Fredrik”</text:p>
            <text:p>val nameFilter = (p: Person) =&gt; p.name == <text:span text:style-name="T6">name</text:span></text:p>
            <text:p/>
            <text:p>people.filter(nameFilter)<text:tab/><text:tab/>// Person(“Fredrik”)</text:p>
            <text:p><text:span text:style-name="T6">name</text:span> = “Alf”</text:p>
            <text:p>people.filter(name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pen the 'first-class-functions' project </text:p>
              </text:list-item>
              <text:list-item>
                <text:p text:style-name="P5">Tests in package scalaexamples.firstclassfunctions</text:p>
              </text:list-item>
              <text:list-item>
                <text:p text:style-name="P5">Add @Test to one and one method</text:p>
              </text:list-item>
              <text:list-item>
                <text:p text:style-name="P5">Follow instructions in the code</text:p>
              </text:list-item>
              <text:list-item>
                <text:p text:style-name="P5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7T16:23:05</meta:creation-date>
    <meta:editing-duration>PT07H35M13S</meta:editing-duration>
    <meta:editing-cycles>33</meta:editing-cycles>
    <meta:generator>OpenOffice.org/3.1$Unix OpenOffice.org_project/310m19$Build-9420</meta:generator>
    <dc:date>2009-12-05T14:53:33</dc:date>
    <dc:creator>Alf Kristian Støyle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